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/>
    <style:style style:name="T8_3" style:family="text">
      <style:text-properties fo:color="#0000ee" fo:language="none" fo:language-asian="none" fo:language-complex="none" style:text-underline-style="solid" style:text-underline-color="font-color"/>
    </style:style>
    <style:style style:name="T8_4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T11_6" style:family="text">
      <style:text-properties fo:font-style="italic" style:font-style-asian="italic" style:font-style-complex="italic" fo:language="none" fo:language-asian="none" fo:language-complex="none"/>
    </style:style>
    <style:style style:name="T11_7" style:family="text"/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>
      <style:text-properties fo:language="none" fo:language-asian="none" fo:language-complex="none" fo:font-weight="bold" style:font-weight-asian="bold" style:font-weight-complex="bold"/>
    </style:style>
    <style:style style:name="T13_2" style:family="text"/>
    <style:style style:name="T13_3" style:family="text">
      <style:text-properties fo:font-style="italic" style:font-style-asian="italic" style:font-style-complex="italic" fo:language="none" fo:language-asian="none" fo:language-complex="none"/>
    </style:style>
    <style:style style:name="T13_4" style:family="text"/>
    <style:style style:name="T13_5" style:family="text">
      <style:text-properties fo:font-style="italic" style:font-style-asian="italic" style:font-style-complex="italic" fo:language="none" fo:language-asian="none" fo:language-complex="none"/>
    </style:style>
    <style:style style:name="T13_6" style:family="text"/>
    <style:style style:name="T13_7" style:family="text">
      <style:text-properties fo:font-style="italic" style:font-style-asian="italic" style:font-style-complex="italic" fo:language="none" fo:language-asian="none" fo:language-complex="none"/>
    </style:style>
    <style:style style:name="T13_8" style:family="text"/>
    <style:style style:name="T13_9" style:family="text">
      <style:text-properties fo:font-style="italic" style:font-style-asian="italic" style:font-style-complex="italic" fo:language="none" fo:language-asian="none" fo:language-complex="none"/>
    </style:style>
    <style:style style:name="T13_10" style:family="text"/>
    <style:style style:name="T13_11" style:family="text">
      <style:text-properties fo:font-style="italic" style:font-style-asian="italic" style:font-style-complex="italic" fo:language="none" fo:language-asian="none" fo:language-complex="none"/>
    </style:style>
    <style:style style:name="T13_12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T16_4" style:family="text">
      <style:text-properties fo:language="none" fo:language-asian="none" fo:language-complex="none" fo:font-weight="bold" style:font-weight-asian="bold" style:font-weight-complex="bold"/>
    </style:style>
    <style:style style:name="T16_5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6_6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T19_4" style:family="text">
      <style:text-properties fo:language="none" fo:language-asian="none" fo:language-complex="none" fo:font-weight="bold" style:font-weight-asian="bold" style:font-weight-complex="bold"/>
    </style:style>
    <style:style style:name="T19_5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9_6" style:family="text"/>
    <style:style style:name="P20" style:family="paragraph" style:parent-style-name="Heading_20_3">
      <style:paragraph-properties fo:margin-top="0.496cm" fo:margin-bottom="0.496cm"/>
    </style:style>
    <style:style style:name="T2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/>
    </style:style>
    <style:style style:name="T22_1" style:family="text">
      <style:text-properties fo:language="none" fo:language-asian="none" fo:language-complex="none" fo:font-weight="bold" style:font-weight-asian="bold" style:font-weight-complex="bold"/>
    </style:style>
    <style:style style:name="T22_2" style:family="text">
      <style:text-properties fo:language="none" fo:language-asian="none" fo:language-complex="none" fo:font-weight="bold" style:font-weight-asian="bold" style:font-weight-complex="bold"/>
    </style:style>
    <style:style style:name="T22_3" style:family="text">
      <style:text-properties fo:language="none" fo:language-asian="none" fo:language-complex="none" fo:font-weight="bold" style:font-weight-asian="bold" style:font-weight-complex="bold"/>
    </style:style>
    <style:style style:name="T22_4" style:family="text"/>
    <style:style style:name="T22_5" style:family="text">
      <style:text-properties fo:font-style="italic" style:font-style-asian="italic" style:font-style-complex="italic" fo:language="none" fo:language-asian="none" fo:language-complex="none"/>
    </style:style>
    <style:style style:name="T22_6" style:family="text"/>
    <style:style style:name="P23" style:family="paragraph" style:parent-style-name="Normal">
      <style:paragraph-properties fo:margin-top="0.423cm"/>
    </style:style>
    <style:style style:name="T23_1" style:family="text">
      <style:text-properties fo:language="none" fo:language-asian="none" fo:language-complex="none" fo:font-weight="bold" style:font-weight-asian="bold" style:font-weight-complex="bold"/>
    </style:style>
    <style:style style:name="T23_2" style:family="text"/>
    <style:style style:name="T23_3" style:family="text">
      <style:text-properties fo:font-style="italic" style:font-style-asian="italic" style:font-style-complex="italic" fo:language="none" fo:language-asian="none" fo:language-complex="none"/>
    </style:style>
    <style:style style:name="T23_4" style:family="text"/>
    <style:style style:name="T23_5" style:family="text">
      <style:text-properties fo:font-style="italic" style:font-style-asian="italic" style:font-style-complex="italic" fo:language="none" fo:language-asian="none" fo:language-complex="none"/>
    </style:style>
    <style:style style:name="T23_6" style:family="text"/>
    <style:style style:name="P24" style:family="paragraph" style:parent-style-name="Heading_20_3">
      <style:paragraph-properties fo:margin-top="0.496cm" fo:margin-bottom="0.496cm"/>
    </style:style>
    <style:style style:name="T2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language="none" fo:language-asian="none" fo:language-complex="none" fo:font-weight="bold" style:font-weight-asian="bold" style:font-weight-complex="bold"/>
    </style:style>
    <style:style style:name="T25_3" style:family="text">
      <style:text-properties fo:font-style="italic" style:font-style-asian="italic" style:font-style-complex="italic" fo:language="none" fo:language-asian="none" fo:language-complex="none"/>
    </style:style>
    <style:style style:name="T25_4" style:family="text"/>
    <style:style style:name="T25_5" style:family="text">
      <style:text-properties fo:font-style="italic" style:font-style-asian="italic" style:font-style-complex="italic" fo:language="none" fo:language-asian="none" fo:language-complex="none"/>
    </style:style>
    <style:style style:name="T25_6" style:family="text"/>
    <style:style style:name="T25_7" style:family="text">
      <style:text-properties fo:font-style="italic" style:font-style-asian="italic" style:font-style-complex="italic" fo:language="none" fo:language-asian="none" fo:language-complex="none"/>
    </style:style>
    <style:style style:name="T25_8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T26_2" style:family="text">
      <style:text-properties fo:language="none" fo:language-asian="none" fo:language-complex="none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26_4" style:family="text"/>
    <style:style style:name="T26_5" style:family="text">
      <style:text-properties fo:font-style="italic" style:font-style-asian="italic" style:font-style-complex="italic" fo:language="none" fo:language-asian="none" fo:language-complex="none"/>
    </style:style>
    <style:style style:name="T26_6" style:family="text"/>
    <style:style style:name="P27" style:family="paragraph" style:parent-style-name="Normal">
      <style:paragraph-properties fo:margin-top="0.423cm"/>
    </style:style>
    <style:style style:name="T27_1" style:family="text">
      <style:text-properties fo:language="none" fo:language-asian="none" fo:language-complex="none" fo:font-weight="bold" style:font-weight-asian="bold" style:font-weight-complex="bold"/>
    </style:style>
    <style:style style:name="T27_2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27_3" style:family="text"/>
    <style:style style:name="T27_4" style:family="text">
      <style:text-properties fo:font-style="italic" style:font-style-asian="italic" style:font-style-complex="italic" fo:language="none" fo:language-asian="none" fo:language-complex="none"/>
    </style:style>
    <style:style style:name="T27_5" style:family="text"/>
    <style:style style:name="T27_6" style:family="text">
      <style:text-properties fo:font-style="italic" style:font-style-asian="italic" style:font-style-complex="italic" fo:language="none" fo:language-asian="none" fo:language-complex="none"/>
    </style:style>
    <style:style style:name="T27_7" style:family="text"/>
    <style:style style:name="P28" style:family="paragraph" style:parent-style-name="Heading_20_3">
      <style:paragraph-properties fo:margin-top="0.496cm" fo:margin-bottom="0.496cm"/>
    </style:style>
    <style:style style:name="T28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9" style:family="paragraph" style:parent-style-name="Normal">
      <style:paragraph-properties fo:margin-top="0.423cm"/>
    </style:style>
    <style:style style:name="T29_1" style:family="text"/>
    <style:style style:name="T29_2" style:family="text">
      <style:text-properties fo:font-style="italic" style:font-style-asian="italic" style:font-style-complex="italic" fo:language="none" fo:language-asian="none" fo:language-complex="none"/>
    </style:style>
    <style:style style:name="T29_3" style:family="text"/>
    <style:style style:name="T29_4" style:family="text">
      <style:text-properties fo:font-style="italic" style:font-style-asian="italic" style:font-style-complex="italic" fo:language="none" fo:language-asian="none" fo:language-complex="none"/>
    </style:style>
    <style:style style:name="T29_5" style:family="text"/>
    <style:style style:name="T29_6" style:family="text">
      <style:text-properties fo:language="none" fo:language-asian="none" fo:language-complex="none" fo:font-weight="bold" style:font-weight-asian="bold" style:font-weight-complex="bold"/>
    </style:style>
    <style:style style:name="T29_7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29_8" style:family="text"/>
    <style:style style:name="P30" style:family="paragraph" style:parent-style-name="Heading_20_2">
      <style:paragraph-properties fo:margin-top="0.527cm" fo:margin-bottom="0.527cm"/>
    </style:style>
    <style:style style:name="T3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1" style:family="paragraph" style:parent-style-name="Normal">
      <style:paragraph-properties fo:margin-top="0.423cm"/>
    </style:style>
    <style:style style:name="T31_1" style:family="text"/>
    <style:style style:name="P32" style:family="paragraph" style:parent-style-name="Normal">
      <style:paragraph-properties fo:margin-top="0.423cm" fo:margin-bottom="0.423cm"/>
    </style:style>
    <style:style style:name="T32_1" style:family="text"/>
  </office:automatic-styles>
  <office:body>
    <office:text>
      <text:h text:style-name="P1" text:outline-level="1"><text:span text:style-name="T1_1">How<text:s/>to<text:s/>Read<text:s/>the<text:s/>Bitcoin<text:s/>Whitepaper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31<text:s/>18:00:0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On<text:s/>October<text:s/>31st,<text:s/>2008,<text:s/>Satoshi<text:s/>Nakamoto<text:s/>graced<text:s/>the<text:s/>world<text:s/>with<text:s/>his<text:s/>vision<text:s/>for<text:s/>a<text:s/>peer-to-peer<text:s/>electronic<text:s/>cash<text:s/>system<text:s/>called<text:s/>Bitcoin.<text:s/>The<text:s/>cryptocurrencies<text:s/>we<text:s/>use<text:s/>today<text:s/>started<text:s/>with<text:s/>this<text:s/>abstract<text:s/>and<text:s/>the<text:s/>ideas<text:s/>contained<text:s/>within.<text:s/>I<text:s/>highly<text:s/>recommend<text:s/>anyone<text:s/>interested<text:s/>in<text:s/>Bitcoin<text:s/>or<text:s/>other<text:s/>open<text:s/>blockchain<text:s/>projects<text:s/>read<text:s/>the<text:s/>original<text:s/>whitepaper,<text:s/>but<text:s/>it<text:s/>can<text:s/>be<text:s/>a<text:s/>bit<text:s/>technical<text:s/>and<text:s/>terse<text:s/>for<text:s/>the<text:s/>completely<text:s/>uninitiated.<text:s/></text:span></text:p>
      <text:p text:style-name="P8"><text:span text:style-name="T8_1">Let's<text:s/>walk<text:s/>through<text:s/>the<text:s/>whitepaper<text:s/>together,<text:s/>and<text:s/>get<text:s/>an<text:s/>idea<text:s/>of<text:s/>what<text:s/>each<text:s/>section<text:s/>discusses<text:s/>and<text:s/>why<text:s/>it's<text:s/>important<text:s/>for<text:s/>creating<text:s/>the<text:s/>Bitcoin<text:s/>system.<text:s/>The<text:s/>whitepaper<text:s/>can<text:s/>be<text:s/>read<text:s/>here:<text:s/></text:span><text:span text:style-name="T8_2"><text:a xlink:type="simple" xlink:href="https://www.bitcoincash.org/bitcoin.pdf"><text:span text:style-name="T8_3">https://www.bitcoincash.org/bitcoin.pdf</text:span></text:a></text:span><text:span text:style-name="T8_4"><text:s/>and<text:s/>from<text:s/>many<text:s/>other<text:s/>sources.</text:span></text:p>
      <text:h text:style-name="P9" text:outline-level="2"><text:span text:style-name="T9_1">Understanding<text:s/>The<text:s/>Whitepaper</text:span></text:h>
      <text:h text:style-name="P10" text:outline-level="3"><text:span text:style-name="T10_1">Abstract<text:s/>and<text:s/>Section<text:s/>1</text:span></text:h>
      <text:p text:style-name="P11"><text:span text:style-name="T11_1">The<text:s/>abstract<text:s/>and<text:s/>first<text:s/>section<text:s/>of<text:s/>the<text:s/>whitepaper<text:s/>lay<text:s/>the<text:s/>groundwork<text:s/>for<text:s/></text:span><text:span text:style-name="T11_2">why</text:span><text:span text:style-name="T11_3"><text:s/>Bitcoin<text:s/>is<text:s/>important<text:s/>and<text:s/></text:span><text:span text:style-name="T11_4">how<text:s/></text:span><text:span text:style-name="T11_5">it<text:s/>solves<text:s/>several<text:s/>problems<text:s/>with<text:s/>the<text:s/>existing<text:s/>system<text:s/>used<text:s/>for<text:s/>online<text:s/>transactions.<text:s/>Whitepapers<text:s/>such<text:s/>as<text:s/>this<text:s/>are<text:s/>often<text:s/>oriented<text:s/>around<text:s/>solving<text:s/>a<text:s/>problem,<text:s/>and<text:s/>the<text:s/>Bitcoin<text:s/>whitepaper<text:s/>discusses<text:s/>the<text:s/>particular<text:s/>problem<text:s/>of<text:s/>creating<text:s/>a<text:s/></text:span><text:span text:style-name="T11_6">trustless</text:span><text:span text:style-name="T11_7"><text:s/>system<text:s/>of<text:s/>internet<text:s/>money,<text:s/>in<text:s/>contrast<text:s/>to<text:s/>traditional<text:s/>systems<text:s/>that<text:s/>require<text:s/>intermediary<text:s/>processors<text:s/>and<text:s/>mints.</text:span></text:p>
      <text:h text:style-name="P12" text:outline-level="3"><text:span text:style-name="T12_1">Section<text:s/>2<text:s/>-<text:s/>Digital<text:s/>Signatures</text:span></text:h>
      <text:p text:style-name="P13"><text:span text:style-name="T13_1">Section<text:s/>2</text:span><text:span text:style-name="T13_2"><text:s/>describes<text:s/>what<text:s/>we<text:s/>now<text:s/>know<text:s/>as<text:s/>the<text:s/>system<text:s/>of<text:s/>private/public<text:s/>key<text:s/>pairs<text:s/>(addresses)<text:s/>and<text:s/>how<text:s/>they<text:s/>are<text:s/>used<text:s/>for<text:s/>transactions.<text:s/>In<text:s/>Bitcoin,<text:s/>the<text:s/>user<text:s/>holds<text:s/>their<text:s/>own<text:s/></text:span><text:span text:style-name="T13_3">private<text:s/>keys</text:span><text:span text:style-name="T13_4"><text:s/>that<text:s/>prove<text:s/>they<text:s/>own<text:s/>their<text:s/>coins.<text:s/>When<text:s/>the<text:s/>user<text:s/>wants<text:s/>to<text:s/>spend<text:s/>these<text:s/>coins,<text:s/>they<text:s/>create<text:s/>a<text:s/>new<text:s/>transaction<text:s/>that<text:s/>sends<text:s/>coins<text:s/>to<text:s/>another<text:s/>address.<text:s/>That<text:s/>transaction<text:s/>contains<text:s/>a<text:s/>mathematical/cryptographic<text:s/>proof<text:s/>that<text:s/>they<text:s/>are<text:s/>the<text:s/>rightful<text:s/>owner<text:s/>of<text:s/>those<text:s/>funds,<text:s/>called<text:s/>a<text:s/></text:span><text:span text:style-name="T13_5">digital<text:s/>signature</text:span><text:span text:style-name="T13_6">.<text:s/>The<text:s/>user<text:s/>can<text:s/>prove<text:s/>to<text:s/>the<text:s/>rest<text:s/>of<text:s/>the<text:s/>users<text:s/>on<text:s/>the<text:s/>network<text:s/>that<text:s/>they<text:s/>control<text:s/>a<text:s/></text:span><text:span text:style-name="T13_7">private<text:s/>key</text:span><text:span text:style-name="T13_8"><text:s/>without<text:s/>revealing<text:s/>that<text:s/>key<text:s/>at<text:s/>all!<text:s/>Instead,<text:s/>they<text:s/></text:span><text:span text:style-name="T13_9">sign</text:span><text:span text:style-name="T13_10"><text:s/>a<text:s/>message<text:s/>and<text:s/>provide<text:s/>a<text:s/></text:span><text:span text:style-name="T13_11">public<text:s/>key</text:span><text:span text:style-name="T13_12">,<text:s/>allowing<text:s/>other<text:s/>users<text:s/>to<text:s/>verify<text:s/>they<text:s/>own<text:s/>some<text:s/>money<text:s/>without<text:s/>revealing<text:s/>the<text:s/>secret.</text:span></text:p>
      <text:p text:style-name="P14"><text:span text:style-name="T14_1">This<text:s/>is<text:s/>a<text:s/>powerful<text:s/>and<text:s/>important<text:s/>feature<text:s/>in<text:s/>Bitcoin<text:s/>-<text:s/>transactions<text:s/>are<text:s/>created<text:s/>and<text:s/>chained<text:s/>together<text:s/>without<text:s/>the<text:s/>need<text:s/>for<text:s/>secret<text:s/>information<text:s/>to<text:s/>be<text:s/>revealed.<text:s/>However,<text:s/>this<text:s/>doesn't<text:s/>prevent<text:s/>the<text:s/>problem<text:s/>of<text:s/></text:span><text:span text:style-name="T14_2">double<text:s/>spending</text:span><text:span text:style-name="T14_3">,<text:s/>where<text:s/>a<text:s/>user<text:s/>could<text:s/>simply<text:s/>do<text:s/>a<text:s/>digital<text:s/>signature<text:s/>twice<text:s/>to<text:s/>re-spend<text:s/>coins.</text:span></text:p>
      <text:h text:style-name="P15" text:outline-level="3"><text:span text:style-name="T15_1">Sections<text:s/>3-6<text:s/>&amp;<text:s/>11<text:s/>-<text:s/>Proof<text:s/>of<text:s/>Work<text:s/>Consensus</text:span></text:h>
      <text:p text:style-name="P16"><text:span text:style-name="T16_1">In<text:s/>order<text:s/>to<text:s/>prevent<text:s/>double<text:s/>spending<text:s/>and<text:s/>ensure<text:s/></text:span><text:span text:style-name="T16_2">consensus</text:span><text:span text:style-name="T16_3"><text:s/>across<text:s/>the<text:s/>peer-to-peer<text:s/>network<text:s/>of<text:s/>users,<text:s/>Bitcoin<text:s/>uses<text:s/>an<text:s/>interesting<text:s/>system<text:s/>called<text:s/>proof-of-work.<text:s/>This<text:s/>system<text:s/>prevents<text:s/>fraud<text:s/>by<text:s/>requiring<text:s/>that<text:s/>users<text:s/>expend<text:s/>real-world<text:s/>resources<text:s/>in<text:s/>the<text:s/>form<text:s/>of<text:s/>electricity<text:s/>and<text:s/>computing<text:s/>power<text:s/>to<text:s/>solve<text:s/>a<text:s/>mathematical<text:s/>problem.<text:s/></text:span><text:span text:style-name="T16_4">Sections<text:s/>3<text:s/>&amp;<text:s/>4</text:span><text:span text:style-name="T16_5"><text:s/></text:span><text:span text:style-name="T16_6">describe<text:s/>the<text:s/>proof-of-work<text:s/>timestamp<text:s/>system<text:s/>used<text:s/>to<text:s/>create<text:s/>a<text:s/>consensus<text:s/>on<text:s/>what<text:s/>transactions<text:s/>are<text:s/>valid<text:s/>and<text:s/>when<text:s/>they<text:s/>occurred.</text:span></text:p>
      <text:p text:style-name="P17"><text:span text:style-name="T17_1">This<text:s/>mathematical<text:s/>problem<text:s/>requires<text:s/>taking<text:s/>a<text:s/>batch<text:s/>of<text:s/>transactions<text:s/>(batched<text:s/>every<text:s/>ten<text:s/>minutes,<text:s/>roughly)<text:s/>and<text:s/>solving<text:s/>a<text:s/>very<text:s/>difficult<text:s/>guessing<text:s/>game,<text:s/>essentially.<text:s/>The<text:s/>answer<text:s/>to<text:s/>this<text:s/>problem,<text:s/>based<text:s/>on<text:s/>data<text:s/>in<text:s/>the<text:s/>block,<text:s/>can<text:s/></text:span><text:span text:style-name="T17_2">only</text:span><text:span text:style-name="T17_3"><text:s/>be<text:s/>solved<text:s/>by<text:s/>guessing<text:s/>a<text:s/>bunch.<text:s/>But<text:s/>once<text:s/>the<text:s/>answer<text:s/>is<text:s/>found,<text:s/>all<text:s/>the<text:s/>other<text:s/>nodes<text:s/>on<text:s/>the<text:s/>network<text:s/>can<text:s/>verify<text:s/>the<text:s/>answer<text:s/>is<text:s/>correct<text:s/>in<text:s/>an<text:s/>instant!<text:s/>This<text:s/>is<text:s/>based<text:s/>on<text:s/>the<text:s/>properties<text:s/>of<text:s/>the<text:s/></text:span><text:span text:style-name="T17_4">hashing<text:s/>algorithm</text:span><text:span text:style-name="T17_5"><text:s/>used<text:s/>in<text:s/>the<text:s/>problem.</text:span></text:p>
      <text:p text:style-name="P18"><text:span text:style-name="T18_1">Now<text:s/>what<text:s/>does<text:s/>that<text:s/>mean<text:s/>for<text:s/>Bitcoin?<text:s/>It<text:s/>means<text:s/>that<text:s/>as<text:s/>a<text:s/>bunch<text:s/>of<text:s/>honest<text:s/>nodes<text:s/>on<text:s/>the<text:s/>network<text:s/>contribute<text:s/>to<text:s/>security<text:s/>through<text:s/>proof-of-work,<text:s/>attackers<text:s/>don't<text:s/>have<text:s/>the<text:s/>resources<text:s/>to<text:s/>outcompete<text:s/>the<text:s/>honest<text:s/>chain.<text:s/>For<text:s/>an<text:s/>attacker<text:s/>to<text:s/>put<text:s/>a<text:s/>fraudulent<text:s/>transaction<text:s/>in<text:s/>a<text:s/>block,<text:s/>they<text:s/>would<text:s/>have<text:s/>to<text:s/>compute<text:s/>faster<text:s/>than<text:s/>the<text:s/>rest<text:s/>of<text:s/>the<text:s/>entire<text:s/>world<text:s/>acting<text:s/>honestly,<text:s/>and<text:s/>with<text:s/>a<text:s/>large<text:s/>network<text:s/>effect<text:s/>this<text:s/>becomes<text:s/>impossible<text:s/>to<text:s/>do<text:s/>at<text:s/>scale!</text:span></text:p>
      <text:p text:style-name="P19"><text:span text:style-name="T19_1">As<text:s/>well,<text:s/>part<text:s/>of<text:s/>the<text:s/>problem<text:s/>data<text:s/>for<text:s/>a<text:s/>new<text:s/>block<text:s/>is<text:s/>based<text:s/>on<text:s/>older<text:s/>block<text:s/>data<text:s/>(hence,<text:s/>block</text:span><text:span text:style-name="T19_2">chain</text:span><text:span text:style-name="T19_3"><text:s/>as<text:s/>the<text:s/>blocks<text:s/>are<text:s/>cryptographically<text:s/>linked).<text:s/>So,<text:s/>if<text:s/>an<text:s/>attacker<text:s/>wanted<text:s/>to<text:s/>create<text:s/>a<text:s/>fraudulent<text:s/>transaction<text:s/>that<text:s/>is<text:s/>three<text:s/>blocks<text:s/>back<text:s/>in<text:s/>the<text:s/>history,<text:s/>they<text:s/>would<text:s/>have<text:s/>to<text:s/>do<text:s/>outcompute<text:s/>the<text:s/>rest<text:s/>of<text:s/>the<text:s/>world,<text:s/>doing<text:s/>thirty<text:s/>minutes<text:s/>of<text:s/>work<text:s/>in<text:s/>under<text:s/>ten.<text:s/></text:span><text:span text:style-name="T19_4">Section<text:s/>11</text:span><text:span text:style-name="T19_5"><text:s/></text:span><text:span text:style-name="T19_6">shows<text:s/>that<text:s/>the<text:s/>probably<text:s/>of<text:s/>a<text:s/>successful<text:s/>attack<text:s/>becomes<text:s/>negligible<text:s/>after<text:s/>only<text:s/>a<text:s/>few<text:s/>blocks<text:s/>of<text:s/>history.</text:span></text:p>
      <text:h text:style-name="P20" text:outline-level="3"><text:span text:style-name="T20_1">Sections<text:s/>5<text:s/>&amp;<text:s/>6<text:s/>-<text:s/>Networking<text:s/>and<text:s/>Incentives</text:span></text:h>
      <text:p text:style-name="P21"><text:span text:style-name="T21_1">Now<text:s/>why<text:s/>act<text:s/>honestly<text:s/>in<text:s/>the<text:s/>first<text:s/>place?<text:s/>Sections<text:s/>5<text:s/>&amp;<text:s/>6<text:s/>describe<text:s/>how<text:s/>the<text:s/>network<text:s/>interacts<text:s/>and<text:s/>rewards<text:s/>legitimate<text:s/>users.<text:s/></text:span></text:p>
      <text:p text:style-name="P22"><text:span text:style-name="T22_1">Sec</text:span><text:span text:style-name="T22_2"><text:a xlink:type="simple" xlink:href="https://www.bitcoincash.org/bitcoin.pdf"/></text:span><text:span text:style-name="T22_3">tion<text:s/>5<text:s/></text:span><text:span text:style-name="T22_4">describes<text:s/>how<text:s/>transactions<text:s/>are<text:s/>flooded<text:s/>out<text:s/>across<text:s/>the<text:s/>peer<text:s/>to<text:s/>peer<text:s/>network<text:s/>for<text:s/>batch<text:s/>processing.<text:s/>Any<text:s/>node<text:s/>that<text:s/>wants<text:s/>to<text:s/>mine<text:s/>to<text:s/>help<text:s/>secure<text:s/>the<text:s/>chain<text:s/>can<text:s/>do<text:s/>so<text:s/>using<text:s/>their<text:s/>CPU<text:s/>power.<text:s/>When<text:s/>a<text:s/>solution<text:s/>is<text:s/>found,<text:s/>it<text:s/>is<text:s/>shared<text:s/>with<text:s/>other<text:s/>nodes<text:s/>that<text:s/>can<text:s/>verify<text:s/>it<text:s/>is<text:s/>correct,<text:s/>and<text:s/>the<text:s/>race<text:s/>to<text:s/>solve<text:s/>the<text:s/>next<text:s/>problem<text:s/>begins.<text:s/>Nodes<text:s/>running<text:s/>the<text:s/>Bitcoin<text:s/>software<text:s/>will<text:s/>always<text:s/>follow<text:s/>the<text:s/></text:span><text:span text:style-name="T22_5">longest<text:s/>chain<text:s/>of<text:s/>solved<text:s/>problems</text:span><text:span text:style-name="T22_6"><text:s/>or<text:s/>the<text:s/>longest<text:s/>chain<text:s/>of<text:s/>"proof-of-work.<text:s/></text:span></text:p>
      <text:p text:style-name="P23"><text:span text:style-name="T23_1">Section<text:s/>6</text:span><text:span text:style-name="T23_2"><text:s/>describes<text:s/>one<text:s/>of<text:s/>the<text:s/>most<text:s/>important<text:s/>aspects<text:s/>of<text:s/>proof-of-work<text:s/>in<text:s/>Bitcoin,<text:s/>and<text:s/>that's<text:s/>the<text:s/>system<text:s/>of<text:s/>economic<text:s/>incentives<text:s/>that<text:s/>rewards<text:s/>miners<text:s/>for<text:s/>acting<text:s/>honestly.<text:s/>The<text:s/>miner<text:s/>that<text:s/>finds<text:s/>solves<text:s/>the<text:s/>problem<text:s/>for<text:s/>a<text:s/>block<text:s/>gets<text:s/>two<text:s/>rewards<text:s/>-<text:s/>first,<text:s/>they<text:s/>get<text:s/></text:span><text:span text:style-name="T23_3">newly<text:s/>minted<text:s/>Bitcoin</text:span><text:span text:style-name="T23_4">.<text:s/>They<text:s/>also<text:s/>receive<text:s/>all<text:s/>of<text:s/>the<text:s/></text:span><text:span text:style-name="T23_5">transaction<text:s/>fees</text:span><text:span text:style-name="T23_6"><text:s/>in<text:s/>that<text:s/>block.<text:s/>The<text:s/>system<text:s/>is<text:s/>therefore<text:s/>designed<text:s/>so<text:s/>that<text:s/>it's<text:s/>easier<text:s/>and<text:s/>more<text:s/>profitable<text:s/>to<text:s/>mine<text:s/>legitimately<text:s/>than<text:s/>to<text:s/>try<text:s/>and<text:s/>attack<text:s/>the<text:s/>network.</text:span></text:p>
      <text:h text:style-name="P24" text:outline-level="3"><text:span text:style-name="T24_1">Sections<text:s/>7,<text:s/>8,<text:s/>&amp;<text:s/>9-<text:s/>Dealing<text:s/>with<text:s/>Block<text:s/>Data</text:span></text:h>
      <text:p text:style-name="P25"><text:span text:style-name="T25_1">Storing<text:s/>all<text:s/>of<text:s/>the<text:s/>data<text:s/>in<text:s/>blocks<text:s/>takes<text:s/>up<text:s/>a<text:s/>lot<text:s/>of<text:s/>space<text:s/>as<text:s/>time<text:s/>goes<text:s/>on.<text:s/>The<text:s/>Bitcoin<text:s/>blockchain<text:s/>is<text:s/>several<text:s/>hundreds<text:s/>of<text:s/>gigabytes<text:s/>in<text:s/>size<text:s/>as<text:s/>of<text:s/>the<text:s/>time<text:s/>of<text:s/>this<text:s/>writing.<text:s/>However,<text:s/>Satoshi<text:s/>found<text:s/>a<text:s/>way<text:s/>to<text:s/>keep<text:s/>validation<text:s/>secure<text:s/>without<text:s/>storing<text:s/>every<text:s/>bit<text:s/>of<text:s/>data<text:s/>and<text:s/>discusses<text:s/>in<text:s/></text:span><text:span text:style-name="T25_2">Section<text:s/>7</text:span><text:span text:style-name="T25_3">.</text:span><text:span text:style-name="T25_4"><text:s/>Transaction<text:s/>data<text:s/>is<text:s/>cryptographically<text:s/>"summarized"<text:s/>in<text:s/>a<text:s/></text:span><text:span text:style-name="T25_5">Merkle<text:s/>Tree,</text:span><text:span text:style-name="T25_6"><text:s/>so<text:s/>that<text:s/>the<text:s/>amount<text:s/>of<text:s/>data<text:s/>needed<text:s/>for<text:s/>secure<text:s/>validation<text:s/>is<text:s/>reduced<text:s/>through<text:s/>a<text:s/>process<text:s/>called<text:s/></text:span><text:span text:style-name="T25_7">pruning</text:span><text:span text:style-name="T25_8">.</text:span></text:p>
      <text:p text:style-name="P26"><text:span text:style-name="T26_1">As<text:s/>well,<text:s/>thanks<text:s/>to<text:s/>Merkle<text:s/>trees,<text:s/>it<text:s/>is<text:s/>not<text:s/>necessary<text:s/>for<text:s/>every<text:s/>user<text:s/>on<text:s/>the<text:s/>network<text:s/>to<text:s/>store<text:s/>the<text:s/>whole<text:s/>blockchain<text:s/>and<text:s/>validate<text:s/>data.<text:s/></text:span><text:span text:style-name="T26_2">Section<text:s/>8</text:span><text:span text:style-name="T26_3"><text:s/></text:span><text:span text:style-name="T26_4">describes<text:s/>a<text:s/>process<text:s/>known<text:s/>as<text:s/></text:span><text:span text:style-name="T26_5">Simplified<text:s/>Payment<text:s/>Verification</text:span><text:span text:style-name="T26_6"><text:s/>that<text:s/>allow<text:s/>Bitcoin<text:s/>clients<text:s/>to<text:s/>create<text:s/>and<text:s/>receive<text:s/>payments<text:s/>securely<text:s/>without<text:s/>needing<text:s/>the<text:s/>entire<text:s/>history<text:s/>stored<text:s/>in<text:s/>the<text:s/>blockchain.<text:s/>This<text:s/>is<text:s/>especially<text:s/>critical<text:s/>for<text:s/>applications<text:s/>such<text:s/>as<text:s/>mobile<text:s/>wallets.</text:span></text:p>
      <text:p text:style-name="P27"><text:span text:style-name="T27_1">Section<text:s/>9</text:span><text:span text:style-name="T27_2"><text:s/></text:span><text:span text:style-name="T27_3">describes<text:s/>the<text:s/>model<text:s/>Bitcoin<text:s/>uses<text:s/>to<text:s/>store<text:s/>data<text:s/>about<text:s/>who<text:s/>owns<text:s/>what.<text:s/>This<text:s/>is<text:s/>the<text:s/></text:span><text:span text:style-name="T27_4">UTXO<text:s/>blockchain</text:span><text:span text:style-name="T27_5"><text:s/>model,<text:s/>where<text:s/>each<text:s/>wallet<text:s/>owns<text:s/>these<text:s/></text:span><text:span text:style-name="T27_6">Unspent<text:s/>Transaction<text:s/>Outputs</text:span><text:span text:style-name="T27_7"><text:s/>that<text:s/>behave<text:s/>like<text:s/>dollar<text:s/>bills.<text:s/>A<text:s/>user<text:s/>can<text:s/>take<text:s/>multiple<text:s/>UTXOs<text:s/>and<text:s/>combine<text:s/>them<text:s/>to<text:s/>create<text:s/>a<text:s/>transaction,<text:s/>and<text:s/>send<text:s/>the<text:s/>"change"<text:s/>back<text:s/>to<text:s/>their<text:s/>own<text:s/>wallet.</text:span></text:p>
      <text:h text:style-name="P28" text:outline-level="3"><text:span text:style-name="T28_1">Section<text:s/>10<text:s/>-<text:s/>A<text:s/>Privacy<text:s/>Primer</text:span></text:h>
      <text:p text:style-name="P29"><text:span text:style-name="T29_1">Everything<text:s/>in<text:s/>Bitcoin<text:s/>happens<text:s/>on<text:s/>a<text:s/>completely<text:s/></text:span><text:span text:style-name="T29_2">public</text:span><text:span text:style-name="T29_3"><text:s/>blockchain.<text:s/>It<text:s/>is<text:s/>pseudonymous,<text:s/>but<text:s/>not<text:s/>anonymous!<text:s/>In<text:s/>order<text:s/>to<text:s/>prevent<text:s/></text:span><text:span text:style-name="T29_4">blockchain<text:s/>analysis</text:span><text:span text:style-name="T29_5"><text:s/>from<text:s/>linking<text:s/>a<text:s/>bunch<text:s/>of<text:s/>transactions<text:s/>back<text:s/>to<text:s/>an<text:s/>individual<text:s/>user,<text:s/>Satoshi<text:s/>recommends<text:s/>in<text:s/></text:span><text:span text:style-name="T29_6">Section<text:s/>10</text:span><text:span text:style-name="T29_7"><text:s/></text:span><text:span text:style-name="T29_8">that<text:s/>users<text:s/>create<text:s/>new<text:s/>addresses<text:s/>for<text:s/>each<text:s/>payment<text:s/>and<text:s/>not<text:s/>reuse<text:s/>old<text:s/>addresses.<text:s/>This<text:s/>makes<text:s/>linking<text:s/>transactions<text:s/>together<text:s/>much<text:s/>harder<text:s/>for<text:s/>observers.</text:span></text:p>
      <text:h text:style-name="P30" text:outline-level="2"><text:span text:style-name="T30_1">Understanding<text:s/>Bitcoin,<text:s/>Right<text:s/>from<text:s/>the<text:s/>Source!</text:span></text:h>
      <text:p text:style-name="P31"><text:span text:style-name="T31_1">The<text:s/>Bitcoin<text:s/>whitepaper<text:s/>is<text:s/>a<text:s/>great<text:s/>place<text:s/>to<text:s/>get<text:s/>started<text:s/>in<text:s/>understanding<text:s/>Bitcoin.<text:s/>In<text:s/>only<text:s/>8<text:s/>pages<text:s/>of<text:s/>information,<text:s/>this<text:s/>work<text:s/>describes<text:s/>how<text:s/>to<text:s/>create<text:s/>a<text:s/>system<text:s/>of<text:s/>payments<text:s/>that<text:s/>doesn't<text:s/>rely<text:s/>on<text:s/>any<text:s/>central,<text:s/>trusted<text:s/>authorities<text:s/>like<text:s/>our<text:s/>traditional<text:s/>monetary<text:s/>system<text:s/>does.</text:span></text:p>
      <text:p text:style-name="P32"><text:span text:style-name="T32_1">The<text:s/>paper<text:s/>itself<text:s/>is<text:s/>brief<text:s/>and<text:s/>to<text:s/>the<text:s/>point,<text:s/>which<text:s/>may<text:s/>make<text:s/>it<text:s/>tricky<text:s/>to<text:s/>understand<text:s/>at<text:s/>first.<text:s/>But<text:s/>with<text:s/>this<text:s/>companion,<text:s/>some<text:s/>re-reading,<text:s/>and<text:s/>exploring<text:s/>other<text:s/>works<text:s/>out<text:s/>there,<text:s/>it<text:s/>becomes<text:s/>easier<text:s/>to<text:s/>understand<text:s/>the<text:s/>magic<text:s/>of<text:s/>the<text:s/>ideas<text:s/>described.<text:s/>Happy<text:s/>Birthday<text:s/>to<text:s/>Bitcoin,<text:s/>and<text:s/>happy<text:s/>reading<text:s/>all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How to Read the Bitcoin Whitepaper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